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20ae" officeooo:paragraph-rsid="001c20ae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20ae" officeooo:paragraph-rsid="001c20a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c20ae"/>
    </style:style>
    <style:style style:name="P4" style:family="paragraph" style:parent-style-name="Standard">
      <style:paragraph-properties fo:text-align="start" style:justify-single-word="false"/>
      <style:text-properties officeooo:paragraph-rsid="001e2bbf"/>
    </style:style>
    <style:style style:name="P5" style:family="paragraph" style:parent-style-name="Standard">
      <style:paragraph-properties fo:text-align="start" style:justify-single-word="false"/>
      <style:text-properties officeooo:paragraph-rsid="001f6137"/>
    </style:style>
    <style:style style:name="P6" style:family="paragraph" style:parent-style-name="Standard">
      <style:paragraph-properties fo:text-align="start" style:justify-single-word="false"/>
      <style:text-properties officeooo:paragraph-rsid="0022a29b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c20a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e2b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f613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0b22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1520c" style:font-weight-asian="bold" style:font-weight-complex="bold"/>
    </style:style>
    <style:style style:name="T1" style:family="text">
      <style:text-properties fo:font-size="12pt" officeooo:rsid="001c20ae" style:font-size-asian="10.5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bbf" style:font-weight-asian="bold" style:font-weight-complex="bold"/>
    </style:style>
    <style:style style:name="T4" style:family="text">
      <style:text-properties fo:font-weight="bold" officeooo:rsid="001f613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606a" style:font-weight-asian="normal" style:font-weight-complex="normal"/>
    </style:style>
    <style:style style:name="T7" style:family="text">
      <style:text-properties fo:font-weight="normal" officeooo:rsid="001e2bbf" style:font-weight-asian="normal" style:font-weight-complex="normal"/>
    </style:style>
    <style:style style:name="T8" style:family="text">
      <style:text-properties fo:font-weight="normal" officeooo:rsid="001f6137" style:font-weight-asian="normal" style:font-weight-complex="normal"/>
    </style:style>
    <style:style style:name="T9" style:family="text">
      <style:text-properties fo:font-weight="normal" officeooo:rsid="0020b223" style:font-weight-asian="normal" style:font-weight-complex="normal"/>
    </style:style>
    <style:style style:name="T10" style:family="text">
      <style:text-properties fo:font-weight="normal" officeooo:rsid="0021520c" style:font-weight-asian="normal" style:font-weight-complex="normal"/>
    </style:style>
    <style:style style:name="T11" style:family="text">
      <style:text-properties fo:font-weight="normal" officeooo:rsid="0022a29b" style:font-weight-asian="normal" style:font-weight-complex="normal"/>
    </style:style>
    <style:style style:name="T12" style:family="text">
      <style:text-properties officeooo:rsid="001f6137"/>
    </style:style>
    <style:style style:name="T13" style:family="text">
      <style:text-properties officeooo:rsid="0021520c"/>
    </style:style>
    <style:style style:name="T14" style:family="text">
      <style:text-properties officeooo:rsid="0022a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5</text:p>
      <text:p text:style-name="P2">1)</text:p>
      <text:p text:style-name="P2"><text:tab/>a)</text:p>
      <text:p text:style-name="P3"><text:span text:style-name="T1"><text:tab/><text:tab/></text:span>Σ(<text:span text:style-name="T14">5i</text:span>) from i = 1 to <text:span text:style-name="T14">n^2</text:span></text:p>
      <text:p text:style-name="P3"><text:span text:style-name="T5"><text:tab/><text:tab/></text:span></text:p>
      <text:p text:style-name="P3"><text:span text:style-name="T5"><text:tab/><text:tab/></text:span><text:span text:style-name="T4">summation version: Θ(log(n))</text:span></text:p>
      <text:p text:style-name="P7"><text:span text:style-name="T12"><text:tab/><text:tab/>asymptotic complexity: Θ(log(n))</text:span></text:p>
      <text:p text:style-name="P3"><text:span text:style-name="T2"/></text:p>
      <text:p text:style-name="P3"><text:span text:style-name="T2"><text:tab/></text:span><text:span text:style-name="T6">b)</text:span></text:p>
      <text:p text:style-name="P4"><text:span text:style-name="T6"><text:tab/><text:tab/></text:span><text:span text:style-name="T11">Outer Loop: </text:span><text:span text:style-name="T7">Σ(</text:span><text:span text:style-name="T11">1</text:span><text:span text:style-name="T7">) from i = 1 to n^2 </text:span></text:p>
      <text:p text:style-name="P6"><text:span text:style-name="T7"><text:tab/><text:tab/><text:tab/>Θ(log(n^2)) = Θ(n^2 * log(n))</text:span></text:p>
      <text:p text:style-name="P6"><text:span text:style-name="T7"><text:tab/><text:tab/></text:span><text:span text:style-name="T11">Inner Loop: </text:span><text:span text:style-name="T7">Σ(</text:span><text:span text:style-name="T11">1</text:span><text:span text:style-name="T7">) from </text:span><text:span text:style-name="T11">j</text:span><text:span text:style-name="T7"> = </text:span><text:span text:style-name="T11">3</text:span><text:span text:style-name="T7"> to </text:span><text:span text:style-name="T11">j &gt; i</text:span><text:span text:style-name="T7"> </text:span></text:p>
      <text:p text:style-name="P4"><text:span text:style-name="T7"><text:tab/><text:tab/><text:tab/>Θ(log(n^2)) = Θ(n^2 * log(n))</text:span></text:p>
      <text:p text:style-name="P4"><text:span text:style-name="T7"/></text:p>
      <text:p text:style-name="P4"><text:span text:style-name="T7"><text:tab/><text:tab/></text:span><text:span text:style-name="T4">summation version: Θ(n^2 * log(n))</text:span></text:p>
      <text:p text:style-name="P8"><text:span text:style-name="T12"><text:tab/><text:tab/>asymptotic complexity: Θ(n^2 * log(n))</text:span></text:p>
      <text:p text:style-name="P4"><text:span text:style-name="T3"/></text:p>
      <text:p text:style-name="P4"><text:span text:style-name="T3"><text:tab/></text:span><text:span text:style-name="T7">c)</text:span></text:p>
      <text:p text:style-name="P5"><text:span text:style-name="T7"><text:tab/><text:tab/></text:span><text:span text:style-name="T8">Outer loop: </text:span><text:span text:style-name="T7">Σ(</text:span><text:span text:style-name="T8">i/2</text:span><text:span text:style-name="T7">) </text:span><text:span text:style-name="T8">while i &gt; 1</text:span></text:p>
      <text:p text:style-name="P5"><text:span text:style-name="T8"><text:tab/><text:tab/><text:tab/>Θ(log(n))</text:span></text:p>
      <text:p text:style-name="P5"><text:span text:style-name="T8"><text:tab/><text:tab/>Inner Loop: </text:span><text:span text:style-name="T7">Σ(</text:span><text:span text:style-name="T8">1</text:span><text:span text:style-name="T7">) </text:span><text:span text:style-name="T8">from j = 1 to n^2</text:span></text:p>
      <text:p text:style-name="P5"><text:span text:style-name="T8"><text:tab/><text:tab/><text:tab/>Θ(n^2)</text:span></text:p>
      <text:p text:style-name="P5"><text:span text:style-name="T8"/></text:p>
      <text:p text:style-name="P5"><text:span text:style-name="T8"><text:tab/><text:tab/></text:span><text:span text:style-name="T4">summation version: Θ(n^2 * log(n))</text:span></text:p>
      <text:p text:style-name="P9"><text:span text:style-name="T8"><text:tab/><text:tab/></text:span><text:span text:style-name="T12">asymptotic complexity: Θ(n^2 * log(n))</text:span></text:p>
      <text:p text:style-name="P9"/>
      <text:p text:style-name="P9"><text:tab/><text:span text:style-name="T9">d)</text:span></text:p>
      <text:p text:style-name="P10"><text:span text:style-name="T9"><text:tab/><text:tab/>Outer loop: </text:span><text:span text:style-name="T7">Σ(</text:span><text:span text:style-name="T8">i </text:span><text:span text:style-name="T10">+ sqrt(n)</text:span><text:span text:style-name="T7">) </text:span><text:span text:style-name="T10">from i = 0 to </text:span><text:span text:style-name="T8"><text:s/>i &gt;</text:span><text:span text:style-name="T10">=</text:span><text:span text:style-name="T8"> </text:span><text:span text:style-name="T10">n</text:span></text:p>
      <text:p text:style-name="P11"><text:span text:style-name="T10"><text:tab/><text:tab/><text:tab/> </text:span><text:span text:style-name="T8">Θ(</text:span><text:span text:style-name="T10">i)</text:span></text:p>
      <text:p text:style-name="P11"><text:span text:style-name="T10"><text:tab/><text:tab/>Inner Loop: </text:span><text:span text:style-name="T7">Σ(</text:span><text:span text:style-name="T10">2j)</text:span><text:span text:style-name="T7"> </text:span><text:span text:style-name="T10">from j = 1 to</text:span><text:span text:style-name="T8"> </text:span><text:span text:style-name="T10">j &gt;=</text:span><text:span text:style-name="T8"> </text:span><text:span text:style-name="T10">I</text:span></text:p>
      <text:p text:style-name="P11"><text:span text:style-name="T10"><text:tab/><text:tab/><text:tab/></text:span><text:span text:style-name="T8">Θ(</text:span><text:span text:style-name="T10">n^2)</text:span></text:p>
      <text:p text:style-name="P11"><text:span text:style-name="T10"/></text:p>
      <text:p text:style-name="P11"><text:span text:style-name="T10"><text:tab/><text:tab/></text:span><text:span text:style-name="T13">s</text:span><text:span text:style-name="T12">ummation version: Θ(n^2)</text:span></text:p>
      <text:p text:style-name="P11"><text:span text:style-name="T12"><text:tab/><text:tab/>asymptotic complexity: Θ(n^2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47:13.211703480</meta:creation-date>
    <dc:date>2024-02-28T13:54:11.907184185</dc:date>
    <meta:editing-duration>PT35M7S</meta:editing-duration>
    <meta:editing-cycles>1</meta:editing-cycles>
    <meta:document-statistic meta:table-count="0" meta:image-count="0" meta:object-count="0" meta:page-count="1" meta:paragraph-count="28" meta:word-count="120" meta:character-count="661" meta:non-whitespace-character-count="510"/>
    <meta:generator>LibreOffice/7.3.7.2$Linux_X86_64 LibreOffice_project/30$Build-2</meta:generator>
  </office:meta>
</office:document-meta>
</file>